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6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8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3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>ПРОТОКОЛ <text:span text:style-name="T7">ПОВЕРКИ</text:span></text:p>
      <text:p text:style-name="P5"/>
      <text:p text:style-name="P28"><text:span text:style-name="T9">БДКГ-2</text:span><text:span text:style-name="T4">3</text:span><text:span text:style-name="T9"> зав. № <text:s/></text:span><text:span text:style-name="T3">$allSerial</text:span></text:p>
      <text:p text:style-name="P27"><text:span text:style-name="T19">принадлежащего<text:tab/></text:span><text:span text:style-name="T20"><text:tab/></text:span></text:p>
      <text:p text:style-name="P30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нЗв/ч, <text:s/>согласно методике, изложенной в </text:span><text:span text:style-name="T28">МП. МН-</text:span><text:span text:style-name="T27">854</text:span><text:span text:style-name="T28">-200</text:span><text:span text:style-name="T27">0</text:span></text:p>
      <text:p text:style-name="P22"><text:span text:style-name="T7">1. С</text:span>редства <text:span text:style-name="T7">поверки</text:span></text:p>
      <text:p text:style-name="P13">а)<text:tab/>Эталонные средства измерений:</text:p>
      <text:p text:style-name="P31">- <text:span text:style-name="T1">$facility_110</text:span>;</text:p>
      <text:p text:style-name="P31">- <text:span text:style-name="T1">$facility_1</text:span><text:span text:style-name="T7">3</text:span><text:span text:style-name="T1">0</text:span>;</text:p>
      <text:p text:style-name="P15"><text:span text:style-name="T5">б</text:span><text:span text:style-name="T6">)<text:tab/></text:span><text:span text:style-name="T5">Оборудование</text:span><text:span text:style-name="T6">:</text:span></text:p>
      <text:p text:style-name="P32">- пульт проверки БД ТИАЯ.441546.001, или адаптер интерфейсный ТИАЯ.468369.004 с ПЭВМ, управляемой программой “SARKtech”;</text:p>
      <text:p text:style-name="P23">2. Поверка блоков детектирования</text:p>
      <text:p text:style-name="P13">а)<text:tab/>Внешний осмотр и опробование БД:</text:p>
      <text:p text:style-name="P33">- документация<text:tab/></text:p>
      <text:p text:style-name="P33">- отсутствие механических повреждений<text:tab/></text:p>
      <text:p text:style-name="P34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33">- контроль работоспособности<text:tab/></text:p>
      <text:p text:style-name="P13"><text:span text:style-name="T7">б</text:span>)<text:tab/>Определение допускаемой основной относительной погрешности измерения мощности <text:span text:style-name="T7">кермы в воздухе</text:span> измерителя с БДКГ–<text:span text:style-name="T7">2</text:span><text:span text:style-name="T1">3</text:span>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7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4">Фон, нГр/ч</text:p>
          </table:table-cell>
          <table:table-cell table:style-name="t1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18">H</text:span><text:span text:style-name="T13">1</text:span></text:p>
          </table:table-cell>
          <table:table-cell table:style-name="t1.D3" office:value-type="string">
            <text:p text:style-name="P24"><text:span text:style-name="T2">H</text:span><text:span text:style-name="T13">2</text:span></text:p>
          </table:table-cell>
          <table:table-cell table:style-name="t1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Гр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20</text:p>
          </table:table-cell>
        </table:table-row>
        <table:table-row>
          <table:table-cell table:style-name="t1.A5" office:value-type="string">
            <text:p text:style-name="P8">7 мкГр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Гр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Гр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Гр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0 мГр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,7</text:span> Гр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7 Гр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1">40</text:span> Гр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7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19">Номер источ-ника</text:p>
          </table:table-cell>
          <table:table-cell table:style-name="t2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2.B2" table:number-columns-spanned="5" office:value-type="string">
            <text:p text:style-name="P2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4">Фон, нГр/ч</text:p>
          </table:table-cell>
          <table:table-cell table:style-name="t2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5"><text:span text:style-name="T18">H</text:span><text:span text:style-name="T13">1</text:span></text:p>
          </table:table-cell>
          <table:table-cell table:style-name="t2.D3" office:value-type="string">
            <text:p text:style-name="P24"><text:span text:style-name="T2">H</text:span><text:span text:style-name="T13">2</text:span></text:p>
          </table:table-cell>
          <table:table-cell table:style-name="t2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0,7 мкГр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11">±20</text:p>
          </table:table-cell>
        </table:table-row>
        <table:table-row>
          <table:table-cell table:style-name="t2.A5" office:value-type="string">
            <text:p text:style-name="P8">7 мкГр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0 мкГр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0.7 мГр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7,0 мГр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8">70 мГр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7">0,7</text:span> Гр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8">7 Гр/ч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8"><text:span text:style-name="T1">40</text:span> Гр/ч</text:p>
          </table:table-cell>
          <table:table-cell table:style-name="t2.B13" office:value-type="string">
            <text:p text:style-name="P9">$<text:span text:style-name="T1">2</text:span>-3<text:span text:style-name="T1">8</text:span></text:p>
          </table:table-cell>
          <table:table-cell table:style-name="t2.B13" office:value-type="string">
            <text:p text:style-name="P9"><text:span text:style-name="T1">$2-</text:span>4<text:span text:style-name="T1">8</text:span></text:p>
          </table:table-cell>
          <table:table-cell table:style-name="t2.B13" office:value-type="string">
            <text:p text:style-name="P9"><text:span text:style-name="T1">$2-</text:span>5<text:span text:style-name="T1">8</text:span></text:p>
          </table:table-cell>
          <table:table-cell table:style-name="t2.B13" office:value-type="string">
            <text:p text:style-name="P9"><text:span text:style-name="T1">$2-</text:span>6<text:span text:style-name="T1">8</text:span></text:p>
          </table:table-cell>
          <table:table-cell table:style-name="t2.B13" office:value-type="string">
            <text:p text:style-name="P9">$<text:span text:style-name="T1">2</text:span>-7<text:span text:style-name="T1">8</text:span></text:p>
          </table:table-cell>
          <table:table-cell table:style-name="t2.B13" office:value-type="string">
            <text:p text:style-name="P9"><text:span text:style-name="T1">$2-</text:span>8<text:span text:style-name="T1">8</text:span></text:p>
          </table:table-cell>
          <table:table-cell table:style-name="t2.B13" office:value-type="string">
            <text:p text:style-name="P9"><text:span text:style-name="T1">$2-</text:span>0<text:span text:style-name="T1">8</text:span></text:p>
          </table:table-cell>
          <table:table-cell table:style-name="t2.B13" office:value-type="string">
            <text:p text:style-name="P9"><text:span text:style-name="T1">$2-</text:span>1<text:span text:style-name="T1">8</text:span></text:p>
          </table:table-cell>
          <table:table-cell table:style-name="t2.B13" office:value-type="string">
            <text:p text:style-name="P9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7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19">Номер источ-ника</text:p>
          </table:table-cell>
          <table:table-cell table:style-name="t3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3.B2" table:number-columns-spanned="5" office:value-type="string">
            <text:p text:style-name="P2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4">Фон, нГр/ч</text:p>
          </table:table-cell>
          <table:table-cell table:style-name="t3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5"><text:span text:style-name="T18">H</text:span><text:span text:style-name="T13">1</text:span></text:p>
          </table:table-cell>
          <table:table-cell table:style-name="t3.D3" office:value-type="string">
            <text:p text:style-name="P24"><text:span text:style-name="T2">H</text:span><text:span text:style-name="T13">2</text:span></text:p>
          </table:table-cell>
          <table:table-cell table:style-name="t3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0,7 мкГр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12">±20</text:p>
          </table:table-cell>
        </table:table-row>
        <table:table-row>
          <table:table-cell table:style-name="t3.A5" office:value-type="string">
            <text:p text:style-name="P8">7 мкГр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8">70 мкГр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8">0.7 мГр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8">7,0 мГр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5" office:value-type="string">
            <text:p text:style-name="P8">70 мГр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>
          <table:table-cell table:style-name="t3.A5" office:value-type="string">
            <text:p text:style-name="P8"><text:span text:style-name="T7">0,7</text:span> Гр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>
          <table:table-cell table:style-name="t3.A5" office:value-type="string">
            <text:p text:style-name="P8">7 Гр/ч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>
          <table:table-cell table:style-name="t3.A13" office:value-type="string">
            <text:p text:style-name="P8"><text:span text:style-name="T1">40</text:span> Гр/ч</text:p>
          </table:table-cell>
          <table:table-cell table:style-name="t3.B13" office:value-type="string">
            <text:p text:style-name="P9"><text:span text:style-name="T1">$3-</text:span>3<text:span text:style-name="T1">8</text:span></text:p>
          </table:table-cell>
          <table:table-cell table:style-name="t3.B13" office:value-type="string">
            <text:p text:style-name="P9">$<text:span text:style-name="T1">3</text:span>-4<text:span text:style-name="T1">8</text:span></text:p>
          </table:table-cell>
          <table:table-cell table:style-name="t3.B13" office:value-type="string">
            <text:p text:style-name="P10">$3-58</text:p>
          </table:table-cell>
          <table:table-cell table:style-name="t3.B13" office:value-type="string">
            <text:p text:style-name="P10">$3-68</text:p>
          </table:table-cell>
          <table:table-cell table:style-name="t3.B13" office:value-type="string">
            <text:p text:style-name="P10">$3-78</text:p>
          </table:table-cell>
          <table:table-cell table:style-name="t3.B13" office:value-type="string">
            <text:p text:style-name="P10">$3-88</text:p>
          </table:table-cell>
          <table:table-cell table:style-name="t3.B13" office:value-type="string">
            <text:p text:style-name="P10">$3-08</text:p>
          </table:table-cell>
          <table:table-cell table:style-name="t3.B13" office:value-type="string">
            <text:p text:style-name="P10">$3-18</text:p>
          </table:table-cell>
          <table:table-cell table:style-name="t3.B13" office:value-type="string">
            <text:p text:style-name="P9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7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19">Номер источ-ника</text:p>
          </table:table-cell>
          <table:table-cell table:style-name="t4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4.B2" table:number-columns-spanned="5" office:value-type="string">
            <text:p text:style-name="P2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4">Фон, нГр/ч</text:p>
          </table:table-cell>
          <table:table-cell table:style-name="t4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5"><text:span text:style-name="T18">H</text:span><text:span text:style-name="T13">1</text:span></text:p>
          </table:table-cell>
          <table:table-cell table:style-name="t4.D3" office:value-type="string">
            <text:p text:style-name="P24"><text:span text:style-name="T2">H</text:span><text:span text:style-name="T13">2</text:span></text:p>
          </table:table-cell>
          <table:table-cell table:style-name="t4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0,7 мкГр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11">±20</text:p>
          </table:table-cell>
        </table:table-row>
        <table:table-row>
          <table:table-cell table:style-name="t4.A5" office:value-type="string">
            <text:p text:style-name="P8">7 мкГр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0 мкГр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0.7 мГр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7,0 мГр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5" office:value-type="string">
            <text:p text:style-name="P8">70 мГр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7">0,7</text:span> Гр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>
          <table:table-cell table:style-name="t4.A5" office:value-type="string">
            <text:p text:style-name="P8">7 Гр/ч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>
          <table:table-cell table:style-name="t4.A13" office:value-type="string">
            <text:p text:style-name="P8"><text:span text:style-name="T1">40</text:span> Гр/ч</text:p>
          </table:table-cell>
          <table:table-cell table:style-name="t4.B13" office:value-type="string">
            <text:p text:style-name="P9">$<text:span text:style-name="T1">4</text:span>-3<text:span text:style-name="T1">8</text:span></text:p>
          </table:table-cell>
          <table:table-cell table:style-name="t4.B13" office:value-type="string">
            <text:p text:style-name="P9"><text:span text:style-name="T1">$4-</text:span>4<text:span text:style-name="T1">8</text:span></text:p>
          </table:table-cell>
          <table:table-cell table:style-name="t4.B13" office:value-type="string">
            <text:p text:style-name="P10">$4-58</text:p>
          </table:table-cell>
          <table:table-cell table:style-name="t4.B13" office:value-type="string">
            <text:p text:style-name="P10">$4-68</text:p>
          </table:table-cell>
          <table:table-cell table:style-name="t4.B13" office:value-type="string">
            <text:p text:style-name="P9"><text:span text:style-name="T1">$4-</text:span>7<text:span text:style-name="T1">8</text:span></text:p>
          </table:table-cell>
          <table:table-cell table:style-name="t4.B13" office:value-type="string">
            <text:p text:style-name="P10">$4-88</text:p>
          </table:table-cell>
          <table:table-cell table:style-name="t4.B13" office:value-type="string">
            <text:p text:style-name="P10">$4-08</text:p>
          </table:table-cell>
          <table:table-cell table:style-name="t4.B13" office:value-type="string">
            <text:p text:style-name="P9">$<text:span text:style-name="T1">4</text:span>-1<text:span text:style-name="T1">8</text:span></text:p>
          </table:table-cell>
          <table:table-cell table:style-name="t4.B13" office:value-type="string">
            <text:p text:style-name="P9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7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19">Номер источ-ника</text:p>
          </table:table-cell>
          <table:table-cell table:style-name="t5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5.B2" table:number-columns-spanned="5" office:value-type="string">
            <text:p text:style-name="P2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4">Фон, нГр/ч</text:p>
          </table:table-cell>
          <table:table-cell table:style-name="t5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5"><text:span text:style-name="T18">H</text:span><text:span text:style-name="T13">1</text:span></text:p>
          </table:table-cell>
          <table:table-cell table:style-name="t5.D3" office:value-type="string">
            <text:p text:style-name="P24"><text:span text:style-name="T2">H</text:span><text:span text:style-name="T13">2</text:span></text:p>
          </table:table-cell>
          <table:table-cell table:style-name="t5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0,7 мкГр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11">±20</text:p>
          </table:table-cell>
        </table:table-row>
        <table:table-row>
          <table:table-cell table:style-name="t5.A5" office:value-type="string">
            <text:p text:style-name="P8">7 мкГр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0 мкГр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0.7 мГр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7,0 мГр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5" office:value-type="string">
            <text:p text:style-name="P8">70 мГр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7">0,7</text:span> Гр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>
          <table:table-cell table:style-name="t5.A5" office:value-type="string">
            <text:p text:style-name="P8">7 Гр/ч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>
          <table:table-cell table:style-name="t5.A13" office:value-type="string">
            <text:p text:style-name="P8"><text:span text:style-name="T1">40</text:span> Гр/ч</text:p>
          </table:table-cell>
          <table:table-cell table:style-name="t5.B13" office:value-type="string">
            <text:p text:style-name="P9">$<text:span text:style-name="T1">5</text:span>-3<text:span text:style-name="T1">8</text:span></text:p>
          </table:table-cell>
          <table:table-cell table:style-name="t5.B13" office:value-type="string">
            <text:p text:style-name="P10">$5-48</text:p>
          </table:table-cell>
          <table:table-cell table:style-name="t5.B13" office:value-type="string">
            <text:p text:style-name="P10">$5-58</text:p>
          </table:table-cell>
          <table:table-cell table:style-name="t5.B13" office:value-type="string">
            <text:p text:style-name="P10">$5-68</text:p>
          </table:table-cell>
          <table:table-cell table:style-name="t5.B13" office:value-type="string">
            <text:p text:style-name="P9">$<text:span text:style-name="T1">5</text:span>-7<text:span text:style-name="T1">8</text:span></text:p>
          </table:table-cell>
          <table:table-cell table:style-name="t5.B13" office:value-type="string">
            <text:p text:style-name="P9">$<text:span text:style-name="T1">5</text:span>-8<text:span text:style-name="T1">8</text:span></text:p>
          </table:table-cell>
          <table:table-cell table:style-name="t5.B13" office:value-type="string">
            <text:p text:style-name="P10">$5-08</text:p>
          </table:table-cell>
          <table:table-cell table:style-name="t5.B13" office:value-type="string">
            <text:p text:style-name="P10">$5-18</text:p>
          </table:table-cell>
          <table:table-cell table:style-name="t5.B13" office:value-type="string">
            <text:p text:style-name="P10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7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19">Номер источ-ника</text:p>
          </table:table-cell>
          <table:table-cell table:style-name="t6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6.B2" table:number-columns-spanned="5" office:value-type="string">
            <text:p text:style-name="P2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4">Фон, нГр/ч</text:p>
          </table:table-cell>
          <table:table-cell table:style-name="t6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5"><text:span text:style-name="T18">H</text:span><text:span text:style-name="T13">1</text:span></text:p>
          </table:table-cell>
          <table:table-cell table:style-name="t6.D3" office:value-type="string">
            <text:p text:style-name="P24"><text:span text:style-name="T2">H</text:span><text:span text:style-name="T13">2</text:span></text:p>
          </table:table-cell>
          <table:table-cell table:style-name="t6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0,7 мкГр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5" table:number-rows-spanned="9" office:value-type="string">
            <text:p text:style-name="P11">±20</text:p>
          </table:table-cell>
        </table:table-row>
        <table:table-row>
          <table:table-cell table:style-name="t6.A5" office:value-type="string">
            <text:p text:style-name="P8">7 мкГр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70 мкГр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0.7 мГр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8">7,0 мГр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8">70 мГр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7">0,7</text:span> Гр/ч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>
          <table:table-cell table:style-name="t6.A5" office:value-type="string">
            <text:p text:style-name="P8">7 Гр/ч</text:p>
          </table:table-cell>
          <table:table-cell table:style-name="t6.B5" office:value-type="string">
            <text:p text:style-name="P9">$6-38</text:p>
          </table:table-cell>
          <table:table-cell table:style-name="t6.B5" office:value-type="string">
            <text:p text:style-name="P9">$6-48</text:p>
          </table:table-cell>
          <table:table-cell table:style-name="t6.B5" office:value-type="string">
            <text:p text:style-name="P9">$6-58</text:p>
          </table:table-cell>
          <table:table-cell table:style-name="t6.B5" office:value-type="string">
            <text:p text:style-name="P9">$6-68</text:p>
          </table:table-cell>
          <table:table-cell table:style-name="t6.B5" office:value-type="string">
            <text:p text:style-name="P9">$6-78</text:p>
          </table:table-cell>
          <table:table-cell table:style-name="t6.B5" office:value-type="string">
            <text:p text:style-name="P9">$6-88</text:p>
          </table:table-cell>
          <table:table-cell table:style-name="t6.B5" office:value-type="string">
            <text:p text:style-name="P9">$6-08</text:p>
          </table:table-cell>
          <table:table-cell table:style-name="t6.B5" office:value-type="string">
            <text:p text:style-name="P9">$6-18</text:p>
          </table:table-cell>
          <table:table-cell table:style-name="t6.B5" office:value-type="string">
            <text:p text:style-name="P9">$6-28</text:p>
          </table:table-cell>
          <table:covered-table-cell/>
        </table:table-row>
        <table:table-row>
          <table:table-cell table:style-name="t6.A13" office:value-type="string">
            <text:p text:style-name="P8"><text:span text:style-name="T1">40</text:span> Гр/ч</text:p>
          </table:table-cell>
          <table:table-cell table:style-name="t6.B13" office:value-type="string">
            <text:p text:style-name="P9"><text:span text:style-name="T1">$6-</text:span>3<text:span text:style-name="T1">8</text:span></text:p>
          </table:table-cell>
          <table:table-cell table:style-name="t6.B13" office:value-type="string">
            <text:p text:style-name="P10">$6-48</text:p>
          </table:table-cell>
          <table:table-cell table:style-name="t6.B13" office:value-type="string">
            <text:p text:style-name="P9"><text:span text:style-name="T1">$6-</text:span>5<text:span text:style-name="T1">8</text:span></text:p>
          </table:table-cell>
          <table:table-cell table:style-name="t6.B13" office:value-type="string">
            <text:p text:style-name="P10">$6-68</text:p>
          </table:table-cell>
          <table:table-cell table:style-name="t6.B13" office:value-type="string">
            <text:p text:style-name="P10">$6-78</text:p>
          </table:table-cell>
          <table:table-cell table:style-name="t6.B13" office:value-type="string">
            <text:p text:style-name="P10">$6-88</text:p>
          </table:table-cell>
          <table:table-cell table:style-name="t6.B13" office:value-type="string">
            <text:p text:style-name="P10">$6-08</text:p>
          </table:table-cell>
          <table:table-cell table:style-name="t6.B13" office:value-type="string">
            <text:p text:style-name="P9"><text:span text:style-name="T1">$6-</text:span>1<text:span text:style-name="T1">8</text:span></text:p>
          </table:table-cell>
          <table:table-cell table:style-name="t6.B13" office:value-type="string">
            <text:p text:style-name="P10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7">Мощность <text:span text:style-name="T7">кермы в воздухе</text:span>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19">Номер источ-ника</text:p>
          </table:table-cell>
          <table:table-cell table:style-name="t7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7.B2" table:number-columns-spanned="5" office:value-type="string">
            <text:p text:style-name="P2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4">Фон, нГр/ч</text:p>
          </table:table-cell>
          <table:table-cell table:style-name="t7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5"><text:span text:style-name="T18">H</text:span><text:span text:style-name="T13">1</text:span></text:p>
          </table:table-cell>
          <table:table-cell table:style-name="t7.D3" office:value-type="string">
            <text:p text:style-name="P24"><text:span text:style-name="T2">H</text:span><text:span text:style-name="T13">2</text:span></text:p>
          </table:table-cell>
          <table:table-cell table:style-name="t7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0,7 мкГр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11">±20</text:p>
          </table:table-cell>
        </table:table-row>
        <table:table-row>
          <table:table-cell table:style-name="t7.A5" office:value-type="string">
            <text:p text:style-name="P8">7 мкГр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0 мкГр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0.7 мГр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7,0 мГр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8">70 мГр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7">0,7</text:span> Гр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>
          <table:table-cell table:style-name="t7.A5" office:value-type="string">
            <text:p text:style-name="P8">7 Гр/ч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>
          <table:table-cell table:style-name="t7.A13" office:value-type="string">
            <text:p text:style-name="P8"><text:span text:style-name="T1">40</text:span> Гр/ч</text:p>
          </table:table-cell>
          <table:table-cell table:style-name="t7.B13" office:value-type="string">
            <text:p text:style-name="P9"><text:span text:style-name="T1">$7-</text:span>3<text:span text:style-name="T1">8</text:span></text:p>
          </table:table-cell>
          <table:table-cell table:style-name="t7.B13" office:value-type="string">
            <text:p text:style-name="P9">$<text:span text:style-name="T1">7</text:span>-4<text:span text:style-name="T1">8</text:span></text:p>
          </table:table-cell>
          <table:table-cell table:style-name="t7.B13" office:value-type="string">
            <text:p text:style-name="P9">$<text:span text:style-name="T1">7</text:span>-5<text:span text:style-name="T1">8</text:span></text:p>
          </table:table-cell>
          <table:table-cell table:style-name="t7.B13" office:value-type="string">
            <text:p text:style-name="P9"><text:span text:style-name="T1">$7-</text:span>6<text:span text:style-name="T1">8</text:span></text:p>
          </table:table-cell>
          <table:table-cell table:style-name="t7.B13" office:value-type="string">
            <text:p text:style-name="P10">$7-78</text:p>
          </table:table-cell>
          <table:table-cell table:style-name="t7.B13" office:value-type="string">
            <text:p text:style-name="P9"><text:span text:style-name="T1">$7-</text:span>8<text:span text:style-name="T1">8</text:span></text:p>
          </table:table-cell>
          <table:table-cell table:style-name="t7.B13" office:value-type="string">
            <text:p text:style-name="P10">$7-08</text:p>
          </table:table-cell>
          <table:table-cell table:style-name="t7.B13" office:value-type="string">
            <text:p text:style-name="P10">$7-18</text:p>
          </table:table-cell>
          <table:table-cell table:style-name="t7.B13" office:value-type="string">
            <text:p text:style-name="P10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9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19">Номер источ-ника</text:p>
          </table:table-cell>
          <table:table-cell table:style-name="t8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8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4">Фон, нГр/ч</text:p>
          </table:table-cell>
          <table:table-cell table:style-name="t8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5"><text:span text:style-name="T18">H</text:span><text:span text:style-name="T13">1</text:span></text:p>
          </table:table-cell>
          <table:table-cell table:style-name="t8.D3" office:value-type="string">
            <text:p text:style-name="P24"><text:span text:style-name="T2">H</text:span><text:span text:style-name="T13">2</text:span></text:p>
          </table:table-cell>
          <table:table-cell table:style-name="t8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0,7 мкГр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11">±20</text:p>
          </table:table-cell>
        </table:table-row>
        <table:table-row>
          <table:table-cell table:style-name="t8.A5" office:value-type="string">
            <text:p text:style-name="P8">7 мкГр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0 мкГр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0.7 мГр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7,0 мГр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8">70 мГр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7">0,7</text:span> Гр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8">7 Гр/ч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8"><text:span text:style-name="T1">40</text:span> Гр/ч</text:p>
          </table:table-cell>
          <table:table-cell table:style-name="t8.B13" office:value-type="string">
            <text:p text:style-name="P9"><text:span text:style-name="T1">$8-</text:span>3<text:span text:style-name="T1">8</text:span></text:p>
          </table:table-cell>
          <table:table-cell table:style-name="t8.B13" office:value-type="string">
            <text:p text:style-name="P9">$<text:span text:style-name="T1">8</text:span>-4<text:span text:style-name="T1">8</text:span></text:p>
          </table:table-cell>
          <table:table-cell table:style-name="t8.B13" office:value-type="string">
            <text:p text:style-name="P9">$<text:span text:style-name="T1">8</text:span>-5<text:span text:style-name="T1">8</text:span></text:p>
          </table:table-cell>
          <table:table-cell table:style-name="t8.B13" office:value-type="string">
            <text:p text:style-name="P10">$8-68</text:p>
          </table:table-cell>
          <table:table-cell table:style-name="t8.B13" office:value-type="string">
            <text:p text:style-name="P10">$8-78</text:p>
          </table:table-cell>
          <table:table-cell table:style-name="t8.B13" office:value-type="string">
            <text:p text:style-name="P10">$8-88</text:p>
          </table:table-cell>
          <table:table-cell table:style-name="t8.B13" office:value-type="string">
            <text:p text:style-name="P9">$<text:span text:style-name="T1">8</text:span>-0<text:span text:style-name="T1">8</text:span></text:p>
          </table:table-cell>
          <table:table-cell table:style-name="t8.B13" office:value-type="string">
            <text:p text:style-name="P10">$8-18</text:p>
          </table:table-cell>
          <table:table-cell table:style-name="t8.B13" office:value-type="string">
            <text:p text:style-name="P10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7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19">Номер источ-ника</text:p>
          </table:table-cell>
          <table:table-cell table:style-name="t9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9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4">Фон, нГр/ч</text:p>
          </table:table-cell>
          <table:table-cell table:style-name="t9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5"><text:span text:style-name="T18">H</text:span><text:span text:style-name="T13">1</text:span></text:p>
          </table:table-cell>
          <table:table-cell table:style-name="t9.D3" office:value-type="string">
            <text:p text:style-name="P24"><text:span text:style-name="T2">H</text:span><text:span text:style-name="T13">2</text:span></text:p>
          </table:table-cell>
          <table:table-cell table:style-name="t9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0,7 мкГр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11">±20</text:p>
          </table:table-cell>
        </table:table-row>
        <table:table-row>
          <table:table-cell table:style-name="t9.A5" office:value-type="string">
            <text:p text:style-name="P8">7 мкГр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0 мкГр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0.7 мГр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7,0 мГр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5" office:value-type="string">
            <text:p text:style-name="P8">70 мГр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7">0,7</text:span> Гр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>
          <table:table-cell table:style-name="t9.A5" office:value-type="string">
            <text:p text:style-name="P8">7 Гр/ч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>
          <table:table-cell table:style-name="t9.A13" office:value-type="string">
            <text:p text:style-name="P8"><text:span text:style-name="T1">40</text:span> Гр/ч</text:p>
          </table:table-cell>
          <table:table-cell table:style-name="t9.B13" office:value-type="string">
            <text:p text:style-name="P9">$<text:span text:style-name="T1">9</text:span>-3<text:span text:style-name="T1">8</text:span></text:p>
          </table:table-cell>
          <table:table-cell table:style-name="t9.B13" office:value-type="string">
            <text:p text:style-name="P9">$<text:span text:style-name="T1">9</text:span>-4<text:span text:style-name="T1">8</text:span></text:p>
          </table:table-cell>
          <table:table-cell table:style-name="t9.B13" office:value-type="string">
            <text:p text:style-name="P10">$9-58</text:p>
          </table:table-cell>
          <table:table-cell table:style-name="t9.B13" office:value-type="string">
            <text:p text:style-name="P10">$9-68</text:p>
          </table:table-cell>
          <table:table-cell table:style-name="t9.B13" office:value-type="string">
            <text:p text:style-name="P10">$9-78</text:p>
          </table:table-cell>
          <table:table-cell table:style-name="t9.B13" office:value-type="string">
            <text:p text:style-name="P10">$9-88</text:p>
          </table:table-cell>
          <table:table-cell table:style-name="t9.B13" office:value-type="string">
            <text:p text:style-name="P10">$9-08</text:p>
          </table:table-cell>
          <table:table-cell table:style-name="t9.B13" office:value-type="string">
            <text:p text:style-name="P10">$9-18</text:p>
          </table:table-cell>
          <table:table-cell table:style-name="t9.B13" office:value-type="string">
            <text:p text:style-name="P9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6">Блок детектирования <text:span text:style-name="T7">гамма-излучения БДКГ- 2</text:span>3<text:span text:style-name="T7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7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19">Номер источ-ника</text:p>
          </table:table-cell>
          <table:table-cell table:style-name="t10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0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9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9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18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1"><text:span text:style-name="T21">Предел основной </text:span><text:span text:style-name="T7">относи-тельной</text:span> <text:span text:style-name="T1">погреш-ности</text:span>, </text:p>
            <text:p text:style-name="P21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4">Фон, нГр/ч</text:p>
          </table:table-cell>
          <table:table-cell table:style-name="t10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4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5"><text:span text:style-name="T18">H</text:span><text:span text:style-name="T13">1</text:span></text:p>
          </table:table-cell>
          <table:table-cell table:style-name="t10.D3" office:value-type="string">
            <text:p text:style-name="P24"><text:span text:style-name="T2">H</text:span><text:span text:style-name="T13">2</text:span></text:p>
          </table:table-cell>
          <table:table-cell table:style-name="t10.D3" office:value-type="string">
            <text:p text:style-name="P24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0,7 мкГр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11">±20</text:p>
          </table:table-cell>
        </table:table-row>
        <table:table-row>
          <table:table-cell table:style-name="t10.A5" office:value-type="string">
            <text:p text:style-name="P8">7 мкГр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0 мкГр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0.7 мГр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7,0 мГр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5" office:value-type="string">
            <text:p text:style-name="P8">70 мГр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7">0,7</text:span> Гр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>
          <table:table-cell table:style-name="t10.A5" office:value-type="string">
            <text:p text:style-name="P8">7 Гр/ч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>
          <table:table-cell table:style-name="t10.A13" office:value-type="string">
            <text:p text:style-name="P8"><text:span text:style-name="T1">40</text:span> Гр/ч</text:p>
          </table:table-cell>
          <table:table-cell table:style-name="t10.B13" office:value-type="string">
            <text:p text:style-name="P9">$1<text:span text:style-name="T1">0</text:span>-3<text:span text:style-name="T1">8</text:span></text:p>
          </table:table-cell>
          <table:table-cell table:style-name="t10.B13" office:value-type="string">
            <text:p text:style-name="P9">$1<text:span text:style-name="T1">0</text:span>-4<text:span text:style-name="T1">8</text:span></text:p>
          </table:table-cell>
          <table:table-cell table:style-name="t10.B13" office:value-type="string">
            <text:p text:style-name="P10">$10-58</text:p>
          </table:table-cell>
          <table:table-cell table:style-name="t10.B13" office:value-type="string">
            <text:p text:style-name="P10">$10-68</text:p>
          </table:table-cell>
          <table:table-cell table:style-name="t10.B13" office:value-type="string">
            <text:p text:style-name="P10">$10-78</text:p>
          </table:table-cell>
          <table:table-cell table:style-name="t10.B13" office:value-type="string">
            <text:p text:style-name="P10">$10-88</text:p>
          </table:table-cell>
          <table:table-cell table:style-name="t10.B13" office:value-type="string">
            <text:p text:style-name="P10">$10-08</text:p>
          </table:table-cell>
          <table:table-cell table:style-name="t10.B13" office:value-type="string">
            <text:p text:style-name="P10">$10-18</text:p>
          </table:table-cell>
          <table:table-cell table:style-name="t10.B13" office:value-type="string">
            <text:p text:style-name="P9">$1<text:span text:style-name="T1">0</text:span>-2<text:span text:style-name="T1">8</text:span></text:p>
          </table:table-cell>
          <table:covered-table-cell/>
        </table:table-row>
      </table:table>
      <text:p text:style-name="P16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53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5T12:02:53.55</dc:date>
    <meta:editing-duration>P3DT1H19M35S</meta:editing-duration>
    <meta:editing-cycles>311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682" meta:character-count="9979"/>
  </office:meta>
</office:document-meta>
</file>